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263cm" style:rel-column-width="1850*"/>
    </style:style>
    <style:style style:name="Tabelle1.B" style:family="table-column">
      <style:table-column-properties style:column-width="6.461cm" style:rel-column-width="3663*"/>
    </style:style>
    <style:style style:name="Tabelle1.C" style:family="table-column">
      <style:table-column-properties style:column-width="4.74cm" style:rel-column-width="2687*"/>
    </style:style>
    <style:style style:name="Tabelle1.D" style:family="table-column">
      <style:table-column-properties style:column-width="2.536cm" style:rel-column-width="143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155cm" fo:margin-right="0cm" fo:text-indent="0cm" style:auto-text-indent="false">
        <style:tab-stops>
          <style:tab-stop style:position="16.999cm" style:type="right"/>
        </style:tab-stops>
      </style:paragraph-properties>
      <style:text-properties fo:font-size="11pt" style:font-size-asian="11pt" style:font-size-complex="11pt"/>
    </style:style>
    <style:style style:name="P2" style:family="paragraph" style:parent-style-name="Table_20_Contents">
      <style:paragraph-properties fo:margin-left="0.543cm" fo:margin-right="0.035cm" fo:text-indent="-0.508cm" style:auto-text-indent="false">
        <style:tab-stops>
          <style:tab-stop style:position="0.132cm"/>
        </style:tab-stops>
      </style:paragraph-properties>
    </style:style>
    <style:style style:name="P3" style:family="paragraph" style:parent-style-name="Table_20_Contents" style:list-style-name="L1">
      <style:paragraph-properties fo:margin-left="0.543cm" fo:margin-right="0.035cm" fo:text-indent="-0.508cm" style:auto-text-indent="false">
        <style:tab-stops>
          <style:tab-stop style:position="0.132cm"/>
        </style:tab-stops>
      </style:paragraph-properties>
    </style:style>
    <style:style style:name="P4" style:family="paragraph" style:parent-style-name="Table_20_Contents" style:list-style-name="L2">
      <style:paragraph-properties fo:margin-left="0.676cm" fo:margin-right="-0.009cm" fo:text-indent="-0.596cm" style:auto-text-indent="false">
        <style:tab-stops>
          <style:tab-stop style:position="0.023cm"/>
        </style:tab-stops>
      </style:paragraph-properties>
    </style:style>
    <style:style style:name="P5" style:family="paragraph" style:parent-style-name="Table_20_Contents" style:list-style-name="L1">
      <style:paragraph-properties fo:margin-left="0cm" fo:margin-right="0.035cm" fo:text-indent="0cm" style:auto-text-indent="false">
        <style:tab-stops>
          <style:tab-stop style:position="0.132cm"/>
        </style:tab-stops>
      </style:paragraph-properties>
    </style:style>
    <style:style style:name="P6" style:family="paragraph" style:parent-style-name="Header">
      <style:paragraph-properties fo:margin-left="0.155cm" fo:margin-right="0cm" fo:text-indent="0cm" style:auto-text-indent="false"/>
    </style:style>
    <style:style style:name="P7" style:family="paragraph" style:parent-style-name="Header">
      <style:paragraph-properties fo:margin-left="0.155cm" fo:margin-right="0cm" fo:text-indent="0cm" style:auto-text-indent="false">
        <style:tab-stops>
          <style:tab-stop style:position="16.999cm" style:type="right"/>
        </style:tab-stops>
      </style:paragraph-properties>
      <style:text-properties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5pt" style:font-size-asian="5pt" style:font-size-complex="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Contents">Name</text:p>
          </table:table-cell>
          <table:table-cell table:style-name="Tabelle1.A1" office:value-type="string">
            <text:p text:style-name="Table_20_Contents">Details</text:p>
          </table:table-cell>
          <table:table-cell table:style-name="Tabelle1.A1" office:value-type="string">
            <text:p text:style-name="Table_20_Contents">Eingeladen?</text:p>
          </table:table-cell>
          <table:table-cell table:style-name="Tabelle1.D1" office:value-type="string">
            <text:p text:style-name="Table_20_Contents">Eindruck</text:p>
          </table:table-cell>
        </table:table-row>
        <table:table-row>
          <table:table-cell table:style-name="Tabelle1.A2" office:value-type="string">
            <text:p text:style-name="Table_20_Contents">Thomas Kehrenberg</text:p>
          </table:table-cell>
          <table:table-cell table:style-name="Tabelle1.A2" office:value-type="string">
            <text:list xml:id="list1348559840" text:style-name="L1">
              <text:list-item>
                <text:p text:style-name="P3">Master Physik Computational Science</text:p>
              </text:list-item>
              <text:list-item>
                <text:p text:style-name="P3">Python-Theo CondMS BA in Göttingen</text:p>
              </text:list-item>
              <text:list-item>
                <text:p text:style-name="P3">CMS Erfahrung</text:p>
              </text:list-item>
            </text:list>
            <text:p text:style-name="P2"/>
          </table:table-cell>
          <table:table-cell table:style-name="Tabelle1.A2" office:value-type="string">
            <text:p text:style-name="Table_20_Contents">08.11.13, 10:00</text:p>
            <text:list xml:id="list468274905" text:style-name="L2">
              <text:list-item>
                <text:p text:style-name="P4">ziemlich leise</text:p>
              </text:list-item>
              <text:list-item>
                <text:p text:style-name="P4">hat Physik Background</text:p>
              </text:list-item>
            </text:list>
          </table:table-cell>
          <table:table-cell table:style-name="Tabelle1.D2" office:value-type="string">
            <text:p text:style-name="Table_20_Contents">gut</text:p>
          </table:table-cell>
        </table:table-row>
        <table:table-row>
          <table:table-cell table:style-name="Tabelle1.A2" office:value-type="string">
            <text:p text:style-name="Table_20_Contents">Dennis Blaum</text:p>
          </table:table-cell>
          <table:table-cell table:style-name="Tabelle1.A2" office:value-type="string">
            <text:list xml:id="list1106212491" text:continue-list="list1348559840" text:style-name="L1">
              <text:list-item>
                <text:p text:style-name="P3">27, 1.Sem, 2. Bildungsweg</text:p>
              </text:list-item>
              <text:list-item>
                <text:p text:style-name="P3">Wohnt mit Hund in Montabauer</text:p>
              </text:list-item>
              <text:list-item>
                <text:p text:style-name="P3">Nur HTML/CSS ohne Serverside, ohne</text:p>
              </text:list-item>
            </text:list>
            <text:p text:style-name="P2"/>
          </table:table-cell>
          <table:table-cell table:style-name="Tabelle1.A2" office:value-type="string">
            <text:p text:style-name="Table_20_Contents">08.11.13, 10:00</text:p>
            <text:list xml:id="list1645955712" text:continue-list="list468274905" text:style-name="L2">
              <text:list-item>
                <text:p text:style-name="P4">wenig kreativ</text:p>
              </text:list-item>
              <text:list-item>
                <text:p text:style-name="P4">keine Ahnung über Uni</text:p>
              </text:list-item>
            </text:list>
          </table:table-cell>
          <table:table-cell table:style-name="Tabelle1.D2" office:value-type="string">
            <text:p text:style-name="Table_20_Contents">schlecht</text:p>
          </table:table-cell>
        </table:table-row>
        <table:table-row>
          <table:table-cell table:style-name="Tabelle1.A2" office:value-type="string">
            <text:p text:style-name="Table_20_Contents">Niklas Ehlert</text:p>
            <text:p text:style-name="Table_20_Contents">22.10 15:00</text:p>
          </table:table-cell>
          <table:table-cell table:style-name="Tabelle1.A2" office:value-type="string">
            <text:list xml:id="list1508750915" text:continue-list="list1106212491" text:style-name="L1">
              <text:list-item>
                <text:p text:style-name="P3">Pascal, Java (Client/Server, GUI, OO)</text:p>
              </text:list-item>
              <text:list-item>
                <text:p text:style-name="P3">Kein CSS/HTML</text:p>
              </text:list-item>
            </text:list>
            <text:p text:style-name="P2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Jonas Haffmann</text:p>
            <text:p text:style-name="Table_20_Contents">03.11 12:12</text:p>
          </table:table-cell>
          <table:table-cell table:style-name="Tabelle1.A2" office:value-type="string">
            <text:list xml:id="list239200930" text:continue-numbering="true" text:style-name="L1">
              <text:list-item>
                <text:p text:style-name="P3">22 aus Duesburg, 5. Sem</text:p>
              </text:list-item>
              <text:list-item>
                <text:p text:style-name="P3">HTML, C</text:p>
              </text:list-item>
            </text:list>
            <text:p text:style-name="P2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Dennis Spicker</text:p>
            <text:p text:style-name="Table_20_Contents">04.11 09:59</text:p>
          </table:table-cell>
          <table:table-cell table:style-name="Tabelle1.A2" office:value-type="string">
            <text:list xml:id="list1571282072" text:continue-numbering="true" text:style-name="L1">
              <text:list-item>
                <text:p text:style-name="P3">4. Sem</text:p>
              </text:list-item>
              <text:list-item>
                <text:p text:style-name="P3">HTML, CSS, JS, C</text:p>
                <text:p text:style-name="P5"/>
              </text:list-item>
            </text:list>
            <text:p text:style-name="P2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Nibras Suleman</text:p>
            <text:p text:style-name="Table_20_Contents">04.11 16:04</text:p>
          </table:table-cell>
          <table:table-cell table:style-name="Tabelle1.A2" office:value-type="string">
            <text:list xml:id="list245590178" text:continue-numbering="true" text:style-name="L1">
              <text:list-item>
                <text:p text:style-name="P3">23, 5. Sem, eigtl Bew auf Videostelle, aber auch:</text:p>
              </text:list-item>
              <text:list-item>
                <text:p text:style-name="P3">1Jahr PHP, Linux</text:p>
                <text:p text:style-name="P5"/>
              </text:list-item>
            </text:list>
            <text:p text:style-name="P2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Steffen Henschel</text:p>
            <text:p text:style-name="Table_20_Contents">06.11 18:23</text:p>
          </table:table-cell>
          <table:table-cell table:style-name="Tabelle1.A2" office:value-type="string">
            <text:list xml:id="list1966537033" text:continue-numbering="true" text:style-name="L1">
              <text:list-item>
                <text:p text:style-name="P3">27, 12.Sem</text:p>
              </text:list-item>
              <text:list-item>
                <text:p text:style-name="P3">HTML,CSS,JS, Java/Processing, C</text:p>
              </text:list-item>
              <text:list-item>
                <text:p text:style-name="P3">Fancy Webseite „Pulsarium“</text:p>
                <text:p text:style-name="P5"/>
              </text:list-item>
            </text:list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>
      <style:paragraph-properties fo:margin="100%" fo:margin-left="0.34cm" fo:margin-right="0cm" fo:margin-top="0cm" fo:margin-bottom="0.212cm" fo:text-indent="-0.64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.155cm" fo:margin-right="0cm" fo:text-indent="0cm" style:auto-text-indent="false"/>
    </style:style>
    <style:style style:name="MP2" style:family="paragraph" style:parent-style-name="Standard">
      <style:paragraph-properties fo:margin-left="0.155cm" fo:margin-right="0cm" fo:text-indent="0cm" style:auto-text-indent="false">
        <style:tab-stops>
          <style:tab-stop style:position="16.999cm" style:type="right"/>
        </style:tab-stops>
      </style:paragraph-properties>
      <style:text-properties fo:font-size="11pt" style:font-size-asian="11pt" style:font-size-complex="11pt"/>
    </style:style>
    <style:style style:name="MP3" style:family="paragraph" style:parent-style-name="Header">
      <style:paragraph-properties fo:margin-left="0.155cm" fo:margin-right="0cm" fo:text-indent="0cm" style:auto-text-indent="false">
        <style:tab-stops>
          <style:tab-stop style:position="16.999cm" style:type="right"/>
        </style:tab-stops>
      </style:paragraph-properties>
      <style:text-properties fo:font-size="9pt" style:font-size-asian="9pt" style:font-size-complex="9pt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fo:font-size="5pt" style:font-size-asian="5pt" style:font-size-complex="5pt"/>
    </style:style>
    <style:style style:name="MT4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6cm" fo:border-top="none" fo:border-bottom="0.06pt solid #000000" fo:border-left="none" fo:border-right="none" fo:padding-top="0.049cm" fo:padding-bottom="0.15cm" fo:padding-left="0.049cm" fo:padding-right="0.049cm" style:shadow="none" fo:background-color="#e6e6e6" style:dynamic-spacing="false">
          <style:background-image/>
        </style:header-footer-properties>
      </style:header-style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PhysikOnline Bewerbungsnotizen 2013<text:tab/></text:span><text:span text:style-name="MT2"><text:tab/></text:span><text:span text:style-name="MT2"><text:date style:data-style-name="N36" text:date-value="2013-11-08T12:04:46.99">08.11.2013</text:date></text:span><text:span text:style-name="MT2">, S.</text:span><text:span text:style-name="MT2"><text:page-number text:select-page="current">1</text:page-number></text:span><text:span text:style-name="MT2">/</text:span><text:span text:style-name="MT2"><text:page-count>1</text:page-count></text:span></text:p>
        <text:p text:style-name="MP2"><text:span text:style-name="MT3"><text:s/></text:span></text:p>
        <text:p text:style-name="MP3">Autor: Sven Köppel &lt;<text:a xlink:type="simple" xlink:href="mailto:koeppel@th.physik.uni-frankfurt.de">koeppel@th.physik.uni-frankfurt.de</text:a>&gt;</text:p>
        <text:p text:style-name="MP3">Version: <text:s/>Erstschrieb von Sven, 08.11. 12:03 nach erster Bewerbungsrund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Koeppel</meta:initial-creator>
    <meta:creation-date>2013-11-08T11:49:12</meta:creation-date>
    <dc:date>2013-11-08T12:04:47</dc:date>
    <dc:creator>Sven Koeppel</dc:creator>
    <meta:editing-duration>P0D</meta:editing-duration>
    <meta:editing-cycles>1</meta:editing-cycles>
    <meta:document-statistic meta:table-count="1" meta:image-count="0" meta:object-count="0" meta:page-count="1" meta:paragraph-count="45" meta:word-count="149" meta:character-count="901" meta:non-whitespace-character-count="814"/>
    <meta:generator>LibreOffice/3.5$Linux_X86_64 LibreOffice_project/350m1$Build-2</meta:generator>
  </office:meta>
</office:document-meta>
</file>